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paragraph-properties fo:margin-top="0in" fo:margin-bottom="0in" style:contextual-spacing="false"/>
      <style:text-properties officeooo:paragraph-rsid="0019be41"/>
    </style:style>
    <style:style style:name="P10" style:family="paragraph" style:parent-style-name="Text_20_body" style:list-style-name="L1">
      <style:paragraph-properties fo:margin-top="0in" fo:margin-bottom="0in" style:contextual-spacing="false"/>
      <style:text-properties fo:color="#ff0000"/>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ff0000"/>
    </style:style>
    <style:style style:name="T4" style:family="text">
      <style:text-properties fo:color="#ff0000" fo:background-color="#ffff66" loext:char-shading-value="0"/>
    </style:style>
    <style:style style:name="T5" style:family="text">
      <style:text-properties fo:color="#ff0000" fo:background-color="#ffff00"/>
    </style:style>
    <style:style style:name="T6" style:family="text">
      <style:text-properties fo:color="#0000ff"/>
    </style:style>
    <style:style style:name="T7" style:family="text">
      <style:text-properties fo:color="#00cc00" fo:background-color="#000000"/>
    </style:style>
    <style:style style:name="T8" style:family="text">
      <style:text-properties fo:color="#00cc00" officeooo:rsid="0024942b" fo:background-color="#000000"/>
    </style:style>
    <style:style style:name="T9" style:family="text">
      <style:text-properties fo:color="#3333ff"/>
    </style:style>
    <style:style style:name="T10" style:family="text">
      <style:text-properties officeooo:rsid="001dbf77"/>
    </style:style>
    <style:style style:name="T11" style:family="text">
      <style:text-properties fo:color="#ff0066" fo:background-color="#ffff00" loext:char-shading-value="0"/>
    </style:style>
    <style:style style:name="T12" style:family="text">
      <style:text-properties fo:color="#ff3333"/>
    </style:style>
    <style:style style:name="T13" style:family="text">
      <style:text-properties fo:color="#ff3333" officeooo:rsid="0024942b"/>
    </style:style>
    <style:style style:name="T14" style:family="text">
      <style:text-properties officeooo:rsid="001aa3ae"/>
    </style:style>
    <style:style style:name="T15" style:family="text">
      <style:text-properties fo:color="#66ff00" officeooo:rsid="0024942b"/>
    </style:style>
    <style:style style:name="T16" style:family="text">
      <style:text-properties fo:color="#66ff00" officeooo:rsid="0024942b" fo:background-color="#00000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3">XYZ</text:span> – No comprehensió (important)</text:p>
        <text:p text:style-name="P2"><text:span text:style-name="T6">XYZ</text:span> – No comprehensió (ometre?)</text:p>
        <text:p text:style-name="P2"><text:span text:style-name="T4">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411039465163159266" text:style-name="L1">
          <text:list-item>
            <text:p text:style-name="P8">The message data is generally not authenticated, every local process can claim to be Apache under PID 4711, and syslog will believe that and store it on disk.</text:p>
          </text:list-item>
          <text:list-item>
            <text:p text:style-name="P8">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8">The timestamps generally do not carry timezone information, even though some newer specifications define support for it.</text:p>
          </text:list-item>
          <text:list-item>
            <text:p text:style-name="P8">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8">Reading log files is simple but very inefficient. Many key log operations have a complexity of O(n). Indexing is generally not available.</text:p>
          </text:list-item>
          <text:list-item>
            <text:p text:style-name="P8">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8">Log files are easily manipulable by attackers, providing easy ways to hide attack information from the administrator</text:p>
          </text:list-item>
          <text:list-item>
            <text:p text:style-name="P8">Access control is non-existent. Unless manually scripted by the administrator a user either gets full access to the log files, or no access at all.</text:p>
          </text:list-item>
          <text:list-item>
            <text:p text:style-name="P9">The meta data stored for log entries is limited, and <text:span text:style-name="T3">lacking key bits of information, such as service name, audit session or monotonic timestamps.</text:span></text:p>
          </text:list-item>
          <text:list-item>
            <text:p text:style-name="P8">Automatic rotation of log files is available, but less than ideal in most implementations: <text:span text:style-name="T3">instead of watching disk usage continuously to enforce disk usage limits rotation is only attempted in fixed time intervals, thus leaving the door open to many DoS attacks.</text:span></text:p>
          </text:list-item>
          <text:list-item>
            <text:p text:style-name="P10">Rate limiting is available in some implementations, however, generally does not take the disk usage or service assignment into account, which is highly advisable.</text:p>
          </text:list-item>
          <text:list-item>
            <text:p text:style-name="P10">Compression in the log structure on disk is generally available but usually only as effect of rotation and has a negative effect on the already bad complexity behaviour of many key log operations.</text:p>
          </text:list-item>
          <text:list-item>
            <text:p text:style-name="P8">Classic Syslog traditionally is not useful to handle early boot or late shutdown logging, even though recent improvements (for example in systemd) made this work.</text:p>
          </text:list-item>
          <text:list-item>
            <text:p text:style-name="P6">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9">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decompressing</text:span> them on-the-fly) 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text:soft-page-break/>Of course, when designing a new core component of the OS like this, a few design goals should be very clear:</text:p>
        <text:list xml:id="list487181168532342830" text:style-name="L2">
          <text:list-item>
            <text:p text:style-name="P11">Simplicity: little code with few dependencies and minimal waste<text:span text:style-name="T3"> through abstraction.</text:span></text:p>
          </text:list-item>
          <text:list-item>
            <text:p text:style-name="P11">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1">Robustness: data files generated by the journal should be directly accessible to administrators and be useful when copied to different hosts with tools like “scp” or “rsync”. Incomplete copies should be processed gracefully. <text:span text:style-name="T9">Journal file browsing clients should work without the journal daemon being around.</text:span></text:p>
          </text:list-item>
          <text:list-item>
            <text:p text:style-name="P11">Portable: <text:span text:style-name="T3">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1">Performance: journal operations for appending and browsing should be fast in terms of complexity. O(log n) or better <text:span text:style-name="T9">is highly advisable, in order to provide for organization-wide log monitoring with good performance</text:span></text:p>
          </text:list-item>
          <text:list-item>
            <text:p text:style-name="P11">Integration: the journal should be closely integrated with the rest of the system, so that logging is so basic for a service,<text:span text:style-name="T9"> that it would need to opt-out of it in order to avoid it. Logging is a core responsibility for a service manager</text:span>, and it should be integrated with it reflecting that.</text:p>
          </text:list-item>
          <text:list-item>
            <text:p text:style-name="P11">Minimal Footprint: journal data files should be small in disk size, especially in the light that the amount of data generated might be substantially bigger than on classic syslog.</text:p>
          </text:list-item>
          <text:list-item>
            <text:p text:style-name="P11">General Purpose Event Storage: the journal should be useful to store any kind of journal entry, <text:span text:style-name="T3">regardless of its format, its meta data or size.</text:span></text:p>
          </text:list-item>
          <text:list-item>
            <text:p text:style-name="P11">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1">Base for Higher Level Tools: the journal should provide a generally useful API which can be used by health monitors, recovery tools, crash report generators and other higher level tools to access the logged journal data.</text:p>
          </text:list-item>
          <text:list-item>
            <text:p text:style-name="P12">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2">Universality: as a basic building block of the OS the journal should be universal enough and extensible to cater for application-specific needs. The format needs to be extensible, and APIs need to be available.</text:p>
          </text:list-item>
          <text:list-item>
            <text:p text:style-name="P12">Clustering &amp; Network: Today computers seldom work in isolation. It is crucial that logging caters for that and journal files and utilities are from the ground on developed to support big multi-host installations.</text:p>
          </text:list-item>
          <text:list-item>
            <text:p text:style-name="P7">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text:soft-page-break/>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text:span text:style-name="T3"> </text:span><text:span text:style-name="T5">meta fields</text:span>. The values of these trusted fields are determined by the journal service itself and cannot be faked by the client side. <text:span text:style-name="T3">In case hardware and kernel devices are involved, the journal service will augment the log entry with the currently available device information from the </text:span><text:span text:style-name="T5">udev</text:span><text:span text:style-name="T3"> database, which stores all known device names and </text:span><text:span text:style-name="T5">symlinks</text:span><text:span text:style-name="T3">,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3">It is designed in </text:span><text:soft-page-break/><text:span text:style-name="T3">a way that log data is only attached at the end</text:span> <text:span text:style-name="T8">(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5">monotonic</text:span> or <text:span text:style-name="T5">wallclock timestamps</text:span>. The client library automatically coalesces multiple journal files so that they appear as a single unified stream of journal entries. This is used to hide <text:span text:style-name="T10">(</text:span><text:span text:style-name="T2">amagar</text:span><text:span text:style-name="T10">)</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6">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7"> </text:span><text:span text:style-name="T8">(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6">Later on we hope to hook up firmware messages (UEFI 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ext:soft-page-break/>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11">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12">all journal entries can be identified by a cursor string </text:span><text:span text:style-name="T16">(string index)</text:span> Such a string identifies a specific message and stays stable even when an entry is lost or not available, and then can be used to locate the next closest entry.</text:p>
        <text:p text:style-name="Text_20_body"><text:span text:style-name="T14">J</text:span>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text:soft-page-break/>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text:soft-page-break/>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text:soft-page-break/>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text:soft-page-break/>anybody to do anything anyway. </text:p>
        <text:p text:style-name="Text_20_body">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text:soft-page-break/>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4-29T12:48:17.159634993</dc:date>
    <dc:creator>isx53866409 </dc:creator>
    <meta:editing-duration>PT18M2S</meta:editing-duration>
    <meta:editing-cycles>3</meta:editing-cycles>
    <meta:generator>LibreOffice/4.1.3.2$Linux_X86_64 LibreOffice_project/410$Build-2</meta:generator>
    <meta:document-statistic meta:table-count="0" meta:image-count="0" meta:object-count="0" meta:page-count="11" meta:paragraph-count="143" meta:word-count="5914" meta:character-count="36124" meta:non-whitespace-character-count="30374"/>
  </office:meta>
</office:document-meta>
</file>